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color="#ff0000"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justify" style:justify-single-word="false"/>
    </style:style>
    <style:style style:name="P3" style:family="paragraph" style:parent-style-name="Standard">
      <style:text-properties fo:color="#0000ff"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color="#0000ff" style:text-underline-style="solid" style:text-underline-width="auto" style:text-underline-color="font-color"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text:p>
      <text:p text:style-name="P1">Intro</text:p>
      <text:p text:style-name="P1">Partie 1 : découverte de la programmation en C++</text:p>
      <text:p text:style-name="P1">chapitre 1 : qu'est ce que le C++ ?</text:p>
      <text:p text:style-name="Standard"/>
      <text:p text:style-name="Standard">14H</text:p>
      <text:p text:style-name="Standard"/>
      <text:p text:style-name="P3">Intro :</text:p>
      <text:p text:style-name="Standard"/>
      <text:p text:style-name="P2"><text:tab/>Le C++ est apparut après le langage C. Le langage C était un langage impératif, dans lequel on codait principalement en fonctions : juste une séquence d'instructions organisées de façon modulaires qui sert à modifier l'environnement du programme. C'est une façon de programmer, une façon de voir les choses. Seulement, ce langage avait quelques lacunes, et cette façon de programmer ne satisfait pas tout le monde (c'est une façon de voir les choses il en existe d'autres). Du coup, un programmeur a créé un langage dérivait de celui ci en y ajoutant quelques fonctionnalités, en le complétant en quelques sortes. Et en y créant une nouvelle approche : la programmation orientée objet, dans laquelle on créait des objets au sens large, des ensembles de variables et de fonctions qui vont ensembles et sont associées à un même objets, auxquel on créait un accès simplifié, et qu'on va traiter comme un tout. Ce nouveau langage, c'est le langage C++ (C incrémenté).</text:p>
      <text:p text:style-name="P2"><text:tab/>Toute une partie de ce cours sera consacré à la bibliothèque Qt. C'est une bibliothèque qui va nous permettre de créer des fenêtres, des menus, et de gérer les fonctionnalités réseau. Qt est une bibliothèque, c'est à dire un fichier «plug-in» de C++ dans lequel sont mises de fonctions toutes prêtes. En l'occurence, pour la création de fenêtres déjà : on passe ainsi, grâce à Qt, de programmes en mode consoles à des programmes graphiques. Mais aussi pour la création de menus, et pour les réseaux, pour ainsi pouvoir agir sur d'autres ordinateurs que son propre ordinateur, pour intéragir avec d'autres ordinateurs.</text:p>
      <text:p text:style-name="P2"><text:tab/>Pour apprendre le C++, nous allons commencer par voir les bases de ce langage dans un premier temps. Voir comment faire une boucle, une condition, créer des variables, des fonctions, gérer les fichiers... Bref, les bases du langage, communes avec le C, mais simplement utilisée d'une façon légèrement différentes, avec juste d'autres mots et d'autres normes. Une fois les bases posées, nous pourrons nous enfoncer dans le langage C++, en y étudiant la principale nouveauté : la programmation orientée objet. Comment traiter des paquets d'informations ayant des points communs, comme une seule et même information, en lui faisant acquiérir des propriétés bien définies. Une fois la totalité des bases du C++ posées, cette façon de programmer étudiée, nous pourrons nous lancer dans la création de fenêtres et de menus, ainsi que la gérance du réseau, qui est largement facilitée par la POO, le tout en utilisant la bibliothèque Qt. Puis, nous étudierons plus en détails la bibliothèque standard qui est très riche de fonctions, et apprendrons à l'utiliser. Une fois ceci fait, nous verrons des notions avancées, ouvrirons de nouvelles portes, pour voir un peu toutes les possibilités offertes par ce langage.</text:p>
      <text:p text:style-name="P2"/>
      <text:p text:style-name="P5">Partie 1 : découverte de la programmation en C++</text:p>
      <text:p text:style-name="P2"/>
      <text:p text:style-name="P5">Chapitre 1 : Qu'est ce que le C++ ?</text:p>
      <text:p text:style-name="P2"/>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27T14:01:57</meta:creation-date>
    <meta:generator>OpenOffice.org/3.3$Unix OpenOffice.org_project/330m20$Build-9567</meta:generator>
    <dc:date>2012-03-27T14:51:23</dc:date>
    <meta:editing-duration>PT34M26S</meta:editing-duration>
    <meta:editing-cycles>15</meta:editing-cycles>
    <meta:document-statistic meta:table-count="0" meta:image-count="0" meta:object-count="0" meta:page-count="1" meta:paragraph-count="12" meta:word-count="495" meta:character-count="2975"/>
  </office:meta>
</office:document-meta>
</file>